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1F4B9B28F6150C8DF1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728in" svg:y="-0.5252in" svg:width="4in" svg:height="4in" draw:z-index="0"><draw:image xlink:href="Pictures/10000000000001F4000001F4B9B28F6150C8DF12.jpg" xlink:type="simple" xlink:show="embed" xlink:actuate="onLoad" draw:mime-type="image/jpeg"/></draw:frame><draw:frame draw:style-name="fr1" draw:name="Image3" text:anchor-type="char" svg:x="-0.5728in" svg:y="3.6752in" svg:width="4in" svg:height="4in" draw:z-index="1"><draw:image xlink:href="Pictures/10000000000001F4000001F4B9B28F6150C8DF12.jpg" xlink:type="simple" xlink:show="embed" xlink:actuate="onLoad" draw:mime-type="image/jpeg"/></draw:frame><draw:frame draw:style-name="fr1" draw:name="Image2" text:anchor-type="char" svg:x="3.528in" svg:y="-0.5252in" svg:width="4in" svg:height="4in" draw:z-index="2"><draw:image xlink:href="Pictures/10000000000001F4000001F4B9B28F6150C8DF12.jpg" xlink:type="simple" xlink:show="embed" xlink:actuate="onLoad" draw:mime-type="image/jpeg"/></draw:frame><draw:frame draw:style-name="fr1" draw:name="Image4" text:anchor-type="char" svg:x="3.528in" svg:y="3.6752in" svg:width="4in" svg:height="4in" draw:z-index="3"><draw:image xlink:href="Pictures/10000000000001F4000001F4B9B28F6150C8DF12.jpg" xlink:type="simple" xlink:show="embed" xlink:actuate="onLoad" draw:mime-type="image/jpeg"/></draw:frame><draw:frame draw:style-name="fr1" draw:name="Image5" text:anchor-type="char" svg:x="-0.5728in" svg:y="7.8752in" svg:width="4in" svg:height="4in" draw:z-index="4"><draw:image xlink:href="Pictures/10000000000001F4000001F4B9B28F6150C8DF12.jpg" xlink:type="simple" xlink:show="embed" xlink:actuate="onLoad" draw:mime-type="image/jpeg"/></draw:frame><draw:frame draw:style-name="fr1" draw:name="Image6" text:anchor-type="char" svg:x="3.528in" svg:y="7.8752in" svg:width="4in" svg:height="4in" draw:z-index="5"><draw:image xlink:href="Pictures/10000000000001F4000001F4B9B28F6150C8DF1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20:09:37.299879784</meta:creation-date>
    <dc:date>2023-01-19T20:18:49.206839382</dc:date>
    <meta:editing-duration>PT9M13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